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hatch" draw:fill-hatch-name="Black_20_45_20_Degrees_20_Wid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color="#000000" draw:fill="hatch" draw:fill-hatch-name="Black_20_45_20_Degrees_20_Wide" draw:fill-hatch-solid="fals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000000" draw:fill="none" draw:textarea-vertical-align="middle"/>
    </style:style>
    <style:style style:name="gr5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family="'Times New Roman'" style:font-family-generic="roman" style:font-pitch="variable" fo:font-style="italic" style:font-style-asian="italic" style:font-style-complex="italic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8.255cm" svg:x="0.317cm" svg:y="11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7.937cm" svg:y="11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7.937cm" svg:y="1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15.557cm" svg:y="11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15.557cm" svg:y="1.5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23.177cm" svg:y="11.74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8.255cm" svg:x="23.177cm" svg:y="1.5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715cm" svg:height="8.255cm" svg:x="0.317cm" svg:y="1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0.635cm" svg:y="1.905cm">
          <text:p text:style-name="P1"><text:span text:style-name="T1">VP 1</text:span></text:p>
          <text:p text:style-name="P1"><text:span text:style-name="T1">(Core 1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0.635cm" svg:y="6.985cm">
          <text:p text:style-name="P1"><text:span text:style-name="T1">VP 2</text:span></text:p>
          <text:p text:style-name="P1"><text:span text:style-name="T1">(Core 1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175cm" svg:y1="4.445cm" svg:x2="3.175cm" svg:y2="6.985cm">
          <text:p/>
        </draw:line>
        <draw:custom-shape draw:style-name="gr3" draw:text-style-name="P2" draw:layer="layout" svg:width="5.08cm" svg:height="2.54cm" svg:x="8.255cm" svg:y="1.905cm">
          <text:p text:style-name="P1"><text:span text:style-name="T1">VP 3</text:span></text:p>
          <text:p text:style-name="P1"><text:span text:style-name="T1">(Core 2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8.255cm" svg:y="6.985cm">
          <text:p text:style-name="P1"><text:span text:style-name="T1">VP 4</text:span></text:p>
          <text:p text:style-name="P1"><text:span text:style-name="T1">(Core 2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795cm" svg:y1="4.445cm" svg:x2="10.795cm" svg:y2="6.985cm">
          <text:p/>
        </draw:line>
        <draw:line draw:style-name="gr4" draw:text-style-name="P1" draw:layer="layout" svg:x1="3.175cm" svg:y1="5.715cm" svg:x2="10.795cm" svg:y2="5.715cm">
          <text:p/>
        </draw:line>
        <draw:custom-shape draw:style-name="gr3" draw:text-style-name="P2" draw:layer="layout" svg:width="5.08cm" svg:height="2.54cm" svg:x="0.635cm" svg:y="12.065cm">
          <text:p text:style-name="P1"><text:span text:style-name="T1">VP 5</text:span></text:p>
          <text:p text:style-name="P1"><text:span text:style-name="T1">(Core 3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0.635cm" svg:y="17.145cm">
          <text:p text:style-name="P1"><text:span text:style-name="T1">VP 6</text:span></text:p>
          <text:p text:style-name="P1"><text:span text:style-name="T1">(Core 3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175cm" svg:y1="14.605cm" svg:x2="3.175cm" svg:y2="17.145cm">
          <text:p/>
        </draw:line>
        <draw:custom-shape draw:style-name="gr3" draw:text-style-name="P2" draw:layer="layout" svg:width="5.08cm" svg:height="2.54cm" svg:x="8.255cm" svg:y="12.065cm">
          <text:p text:style-name="P1"><text:span text:style-name="T1">VP 7</text:span></text:p>
          <text:p text:style-name="P1"><text:span text:style-name="T1">(Core 4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8.255cm" svg:y="17.145cm">
          <text:p text:style-name="P1"><text:span text:style-name="T1">VP 8</text:span></text:p>
          <text:p text:style-name="P1"><text:span text:style-name="T1">(Core 4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795cm" svg:y1="14.605cm" svg:x2="10.795cm" svg:y2="17.145cm">
          <text:p/>
        </draw:line>
        <draw:line draw:style-name="gr4" draw:text-style-name="P1" draw:layer="layout" svg:x1="3.175cm" svg:y1="15.875cm" svg:x2="10.795cm" svg:y2="15.875cm">
          <text:p/>
        </draw:line>
        <draw:line draw:style-name="gr4" draw:text-style-name="P1" draw:layer="layout" svg:x1="6.985cm" svg:y1="5.715cm" svg:x2="6.985cm" svg:y2="15.875cm">
          <text:p/>
        </draw:line>
        <draw:custom-shape draw:style-name="gr3" draw:text-style-name="P2" draw:layer="layout" svg:width="5.08cm" svg:height="2.54cm" svg:x="15.875cm" svg:y="1.905cm">
          <text:p text:style-name="P1"><text:span text:style-name="T1">VP 9</text:span></text:p>
          <text:p text:style-name="P1"><text:span text:style-name="T1">(Core 1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5.875cm" svg:y="6.985cm">
          <text:p text:style-name="P1"><text:span text:style-name="T1">VP 10</text:span></text:p>
          <text:p text:style-name="P1"><text:span text:style-name="T1">(Core 1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15cm" svg:y1="4.445cm" svg:x2="18.415cm" svg:y2="6.985cm">
          <text:p/>
        </draw:line>
        <draw:custom-shape draw:style-name="gr3" draw:text-style-name="P2" draw:layer="layout" svg:width="5.08cm" svg:height="2.54cm" svg:x="23.495cm" svg:y="1.905cm">
          <text:p text:style-name="P1"><text:span text:style-name="T1">VP 11</text:span></text:p>
          <text:p text:style-name="P1"><text:span text:style-name="T1">(Core 2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23.495cm" svg:y="6.985cm">
          <text:p text:style-name="P1"><text:span text:style-name="T1">VP 12</text:span></text:p>
          <text:p text:style-name="P1"><text:span text:style-name="T1">(Core 2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6.035cm" svg:y1="4.445cm" svg:x2="26.035cm" svg:y2="6.985cm">
          <text:p/>
        </draw:line>
        <draw:line draw:style-name="gr4" draw:text-style-name="P1" draw:layer="layout" svg:x1="18.415cm" svg:y1="5.715cm" svg:x2="26.035cm" svg:y2="5.715cm">
          <text:p/>
        </draw:line>
        <draw:custom-shape draw:style-name="gr3" draw:text-style-name="P2" draw:layer="layout" svg:width="5.08cm" svg:height="2.54cm" svg:x="15.875cm" svg:y="12.065cm">
          <text:p text:style-name="P1"><text:span text:style-name="T1">VP 13</text:span></text:p>
          <text:p text:style-name="P1"><text:span text:style-name="T1">(Core 3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15.875cm" svg:y="17.145cm">
          <text:p text:style-name="P1"><text:span text:style-name="T1">VP 14</text:span></text:p>
          <text:p text:style-name="P1"><text:span text:style-name="T1">(Core 3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415cm" svg:y1="14.605cm" svg:x2="18.415cm" svg:y2="17.145cm">
          <text:p/>
        </draw:line>
        <draw:custom-shape draw:style-name="gr3" draw:text-style-name="P2" draw:layer="layout" svg:width="5.08cm" svg:height="2.54cm" svg:x="23.495cm" svg:y="12.065cm">
          <text:p text:style-name="P1"><text:span text:style-name="T1">VP 15</text:span></text:p>
          <text:p text:style-name="P1"><text:span text:style-name="T1">(Core 4, HT 1)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8cm" svg:height="2.54cm" svg:x="23.495cm" svg:y="17.145cm">
          <text:p text:style-name="P1"><text:span text:style-name="T1">VP 16</text:span></text:p>
          <text:p text:style-name="P1"><text:span text:style-name="T1">(Core 4, HT 2)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6.035cm" svg:y1="14.605cm" svg:x2="26.035cm" svg:y2="17.145cm">
          <text:p/>
        </draw:line>
        <draw:line draw:style-name="gr4" draw:text-style-name="P1" draw:layer="layout" svg:x1="18.415cm" svg:y1="15.875cm" svg:x2="26.035cm" svg:y2="15.875cm">
          <text:p/>
        </draw:line>
        <draw:line draw:style-name="gr4" draw:text-style-name="P1" draw:layer="layout" svg:x1="22.225cm" svg:y1="5.715cm" svg:x2="22.225cm" svg:y2="15.875cm">
          <text:p/>
        </draw:line>
        <draw:line draw:style-name="gr4" draw:text-style-name="P1" draw:layer="layout" svg:x1="6.985cm" svg:y1="10.795cm" svg:x2="22.225cm" svg:y2="10.795cm">
          <text:p/>
        </draw:line>
        <draw:custom-shape draw:style-name="gr5" draw:text-style-name="P1" draw:layer="layout" svg:width="13.97cm" svg:height="20.32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97cm" svg:height="20.32cm" svg:x="15.24cm" svg:y="0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25cm" svg:height="0.954cm" svg:x="6.043cm" svg:y="0.476cm">
          <draw:text-box>
            <text:p text:style-name="P3"><text:span text:style-name="T2">CPU 1</text:span></text:p>
          </draw:text-box>
        </draw:frame>
        <draw:frame draw:style-name="gr6" draw:text-style-name="P4" draw:layer="layout" svg:width="2.25cm" svg:height="0.954cm" svg:x="21.086cm" svg:y="0.476cm">
          <draw:text-box>
            <text:p text:style-name="P3"><text:span text:style-name="T2">CPU 2</text:span></text:p>
          </draw:text-box>
        </draw:frame>
        <draw:custom-shape draw:style-name="gr7" draw:text-style-name="P1" draw:layer="layout" svg:width="0.317cm" svg:height="0.317cm" svg:x="3.01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6.82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10.63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6.82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18.25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22.06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25.876cm" svg:y="15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22.066cm" svg:y="10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3.01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6.82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10.63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18.25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22.06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317cm" svg:height="0.317cm" svg:x="25.876cm" svg:y="5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ptune </meta:initial-creator>
    <meta:creation-date>2013-02-08T17:40:55</meta:creation-date>
    <dc:date>2013-02-08T18:17:14</dc:date>
    <dc:creator>neptune </dc:creator>
    <meta:editing-duration>PT21M43S</meta:editing-duration>
    <meta:editing-cycles>3</meta:editing-cycles>
    <meta:generator>LibreOffice/3.5$Linux_X86_64 LibreOffice_project/350m1$Build-2</meta:generator>
    <meta:document-statistic meta:object-count="57"/>
  </office:meta>
</office:document-meta>
</file>